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name-asian="DejaVu Sans Mono" style:font-size-asian="8pt" style:language-asian="zh" style:country-asian="CN" style:font-size-complex="8pt"/>
    </style:style>
    <style:style style:name="P2" style:family="paragraph" style:parent-style-name="Standard">
      <style:text-properties style:font-name="DejaVu Sans Mono" style:font-name-asian="DejaVu Sans Mono" style:language-asian="zh" style:country-asian="CN"/>
    </style:style>
    <style:style style:name="P3" style:family="paragraph" style:parent-style-name="Standard">
      <style:text-properties style:font-name="Courier New" fo:font-size="10pt" style:font-name-asian="DejaVu Sans Mono" style:font-size-asian="10pt" style:language-asian="zh" style:country-asian="CN" style:font-size-complex="10pt"/>
    </style:style>
    <style:style style:name="P4" style:family="paragraph" style:parent-style-name="Heading_20_2">
      <style:text-properties style:font-name="DejaVu Sans Mono" style:font-name-asian="DejaVu Sans Mono"/>
    </style:style>
    <style:style style:name="P5" style:family="paragraph" style:parent-style-name="Heading_20_2">
      <style:paragraph-properties fo:margin-top="0.423cm" fo:margin-bottom="0.212cm" fo:keep-with-next="always"/>
      <style:text-properties style:font-name="DejaVu Sans Mono" fo:language="zxx" fo:country="none" style:font-name-asian="DejaVu Sans Mono" style:language-asian="zxx" style:country-asian="none" style:font-name-complex="Tahoma" style:language-complex="zxx" style:country-complex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#808080 0.18cm 0.1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链表处理</text:h>
      <text:p text:style-name="P2">使用链表带来的体验和使用数组和机构带来的体验完全不同。数组和结构会在内存中保存项，然后通过索引（或名字）来引用数据，而链表保存信息的方式使得访问更加困难，但更易于排序.</text:p>
      <text:p text:style-name="P2"/>
      <text:p text:style-name="P2">当使用数组时，容易受到程序漏洞的印象，这些漏洞包括数组访问越界。而是用链表时，最常见的漏洞则是类似引用了未定义的指针，另一个则是使用了无意中已经修改过的指针。出现这个错误的一个原因是，同一个节点有多个指针，而你却没有意识到这点。</text:p>
      <text:p text:style-name="P2"/>
      <text:p text:style-name="P2">链表的定义：链表或者是一个空链表，或者是一个指向节点的链表，这个节点包含了一个项以及一个指向链表的链接。</text:p>
      <text:p text:style-name="P2"/>
      <text:h text:style-name="P5" text:outline-level="2">链表的内存分配</text:h>
      <text:p text:style-name="P2">链表相对于数组的一个优点是，它在生存期可以自如地伸缩，尤其是，它的最大程度不需要预先知道。这种特性的一个重要应用是，我们可以让多个数据结构共享同一个空间，而不必随时关注它们的相对大小。</text:p>
      <text:p text:style-name="P2"/>
      <text:p text:style-name="P2"><draw:frame draw:style-name="fr1" draw:name="Frame1" text:anchor-type="paragraph" svg:x="-0.012cm" svg:y="0.078cm" svg:width="16.856cm" draw:z-index="0"><draw:text-box fo:min-height="14.557cm"><text:p text:style-name="P3"/><text:p text:style-name="P3">#include &lt;stdlib.h&gt;</text:p><text:p text:style-name="P3">#include "list.h"</text:p><text:p text:style-name="P3">link freelist;</text:p><text:p text:style-name="P3"/><text:p text:style-name="P3">void initNodes(int n) {</text:p><text:p text:style-name="P3"><text:tab/>int i;</text:p><text:p text:style-name="P3"><text:tab/>freelist = malloc((n + 1) * sizeof(*freelist));</text:p><text:p text:style-name="P3"><text:tab/>for (i = 0; i &lt; n + 1; ++i) {</text:p><text:p text:style-name="P3"><text:tab/><text:tab/>freelist[i].next = &amp;(freelist[i + 1]);</text:p><text:p text:style-name="P3"><text:tab/>}</text:p><text:p text:style-name="P3"><text:tab/>freelist[n].next = NULL;</text:p><text:p text:style-name="P3">}</text:p><text:p text:style-name="P3">link newNode(int i) {</text:p><text:p text:style-name="P3"><text:tab/>link x = deleteNext(freelist);</text:p><text:p text:style-name="P3"><text:tab/>x-&gt;item = i;</text:p><text:p text:style-name="P3"><text:tab/>x-&gt;next = x;</text:p><text:p text:style-name="P3"><text:tab/>return x;</text:p><text:p text:style-name="P3">}</text:p><text:p text:style-name="P3">void freeNode(link x) {</text:p><text:p text:style-name="P3"><text:tab/>insertNext(freelist, x);</text:p><text:p text:style-name="P3">}</text:p><text:p text:style-name="P3">void insertNext(link x, link t) {</text:p><text:p text:style-name="P3"><text:tab/>t-&gt;next = x-&gt;next;</text:p><text:p text:style-name="P3"><text:tab/>x-&gt;next = t;</text:p><text:p text:style-name="P3">}</text:p><text:p text:style-name="P3">link deleteNext(link x) {</text:p><text:p text:style-name="P3"><text:tab/>link t = x-&gt;next;</text:p><text:p text:style-name="P3"><text:tab/>x-&gt;next = t-&gt;next;</text:p><text:p text:style-name="P3"><text:tab/>return t;</text:p><text:p text:style-name="P3">}</text:p><text:p text:style-name="P3">link Next(link x) {</text:p><text:p text:style-name="P3"><text:tab/>return x-&gt;next;</text:p><text:p text:style-name="P3">}</text:p><text:p text:style-name="P3">int Item(link x) {</text:p><text:p text:style-name="P3"><text:tab/>return x-&gt;item;</text:p><text:p text:style-name="P3">}<text:tab/></text:p><text:p text:style-name="P3"/></draw:text-box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0M45S</meta:editing-duration>
    <meta:editing-cycles>5</meta:editing-cycles>
    <meta:generator>OpenOffice.org/3.2$Win32 OpenOffice.org_project/320m12$Build-9483</meta:generator>
    <dc:date>2010-03-21T12:57:49.89</dc:date>
    <dc:creator>coanor </dc:creator>
    <meta:document-statistic meta:table-count="0" meta:image-count="0" meta:object-count="0" meta:page-count="1" meta:paragraph-count="41" meta:word-count="291" meta:character-count="928"/>
    <meta:user-defined meta:name="Info 1"/>
    <meta:user-defined meta:name="Info 2"/>
    <meta:user-defined meta:name="Info 3"/>
    <meta:user-defined meta:name="Info 4"/>
  </office:meta>
</office:document-meta>
</file>